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="Arrow" draw:marker-start-width="0.6cm" draw:marker-end="Arrow" draw:marker-end-width="0.6cm" fo:padding-top="0.225cm" fo:padding-bottom="0.225cm" fo:padding-left="0.35cm" fo:padding-right="0.35cm"/>
    </style:style>
    <style:style style:name="co1" style:family="table-column">
      <style:table-column-properties style:column-width="2.843cm" style:use-optimal-column-width="false"/>
    </style:style>
    <style:style style:name="co2" style:family="table-column">
      <style:table-column-properties style:column-width="2.845cm" style:use-optimal-column-width="false"/>
    </style:style>
    <style:style style:name="ro1" style:family="table-row">
      <style:table-row-properties style:row-height="2.791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line-height="100%" fo:text-align="center" fo:border="none"/>
      <style:text-properties fo:font-size="18pt" style:font-size-asian="18pt" style:font-size-complex="18pt"/>
    </style:style>
    <style:style style:name="P1" style:family="paragraph">
      <style:paragraph-properties fo:line-height="100%" fo:text-align="center"/>
      <style:text-properties fo:font-size="28pt" style:font-size-asian="18pt" style:font-size-complex="18pt"/>
    </style:style>
    <style:style style:name="P2" style:family="paragraph">
      <style:paragraph-properties fo:text-align="center"/>
      <style:text-properties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373cm" svg:height="2.79cm" svg:x="0.028cm" svg:y="0.0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_</text:p>
              </table:table-cell>
              <table:table-cell>
                <text:p text:style-name="P1">c</text:p>
              </table:table-cell>
              <table:table-cell>
                <text:p text:style-name="P1">_</text:p>
              </table:table-cell>
              <table:table-cell>
                <text:p text:style-name="P1">_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0cm" svg:y1="5.8cm" svg:x2="11.4cm" svg:y2="5.8cm">
          <text:p text:style-name="P2"/>
          <text:p text:style-name="P2">b</text:p>
        </draw:line>
        <draw:line draw:style-name="gr1" draw:text-style-name="P2" draw:layer="layout" svg:x1="0cm" svg:y1="4cm" svg:x2="2.845cm" svg:y2="4cm">
          <text:p text:style-name="P2"/>
          <text:p text:style-name="P2">a</text:p>
        </draw:line>
        <draw:line draw:style-name="gr1" draw:text-style-name="P2" draw:layer="layout" svg:x1="5.755cm" svg:y1="4cm" svg:x2="11.5cm" svg:y2="4cm">
          <text:p text:style-name="P2"/>
          <text:p text:style-name="P2">b-a-1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1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Pattuzzi</meta:initial-creator>
    <meta:creation-date>2013-04-08T21:05:37</meta:creation-date>
    <dc:date>2013-04-08T21:12:03</dc:date>
    <dc:creator>Sam Pattuzzi</dc:creator>
    <meta:editing-duration>PT1M12S</meta:editing-duration>
    <meta:editing-cycles>2</meta:editing-cycles>
    <meta:generator>LibreOffice/4.0.1.2$Linux_X86_64 LibreOffice_project/400m0$Build-2</meta:generator>
    <meta:document-statistic meta:object-count="4"/>
  </office:meta>
</office:document-meta>
</file>